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2"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34118f" officeooo:paragraph-rsid="0334118f"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1"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2"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23"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24" style:family="paragraph" style:parent-style-name="Standard" style:master-page-name="First_20_Page">
      <style:paragraph-properties fo:line-height="200%" style:page-number="auto"/>
      <style:text-properties fo:color="#ffffff" loext:opacity="100%" style:font-name="PT Mono" fo:font-size="8pt" officeooo:paragraph-rsid="0333840f" fo:background-color="transparent" style:font-size-asian="8pt" style:font-size-complex="8pt"/>
    </style:style>
    <style:style style:name="P25"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26" style:family="paragraph" style:parent-style-name="Standard">
      <style:paragraph-properties fo:line-height="200%" fo:text-align="start" style:justify-single-word="false"/>
      <style:text-properties fo:color="#ffffff" loext:opacity="100%" style:font-name="PT Mono" fo:font-size="8pt" officeooo:rsid="03400759" officeooo:paragraph-rsid="03400759" fo:background-color="transparent" style:font-size-asian="8pt" style:font-size-complex="8pt"/>
    </style:style>
    <style:style style:name="P27" style:family="paragraph" style:parent-style-name="Standard" style:master-page-name="Index">
      <style:paragraph-properties fo:line-height="200%" fo:text-align="start" style:justify-single-word="false" style:page-number="auto" fo:break-before="page"/>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28" style:family="paragraph" style:parent-style-name="Standard" style:master-page-name="Standard">
      <style:paragraph-properties fo:line-height="200%" style:page-number="1" fo:break-before="page"/>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3392a4a"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309affb" style:font-style-asian="normal" style:font-weight-asian="normal" style:font-style-complex="normal" style:font-weight-complex="normal"/>
    </style:style>
    <style:style style:name="T6" style:family="text">
      <style:text-properties fo:font-style="normal" fo:font-weight="normal" officeooo:rsid="032f5017" style:font-style-asian="normal" style:font-weight-asian="normal" style:font-style-complex="normal" style:font-weight-complex="normal"/>
    </style:style>
    <style:style style:name="T7" style:family="text">
      <style:text-properties fo:font-style="normal" fo:font-weight="normal" officeooo:rsid="032dc956" style:font-style-asian="normal" style:font-weight-asian="normal" style:font-style-complex="normal" style:font-weight-complex="normal"/>
    </style:style>
    <style:style style:name="T8" style:family="text">
      <style:text-properties fo:font-style="normal" fo:font-weight="normal" officeooo:rsid="0333840f" style:font-style-asian="normal" style:font-weight-asian="normal" style:font-style-complex="normal" style:font-weight-complex="normal"/>
    </style:style>
    <style:style style:name="T9" style:family="text">
      <style:text-properties fo:font-style="normal" fo:font-weight="normal" officeooo:rsid="03400759" style:font-style-asian="normal" style:font-weight-asian="normal" style:font-style-complex="normal" style:font-weight-complex="normal"/>
    </style:style>
    <style:style style:name="T10" style:family="text">
      <style:text-properties fo:font-style="normal" fo:font-weight="normal" officeooo:rsid="03407d13"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3400759" style:font-style-asian="normal" style:font-style-complex="normal"/>
    </style:style>
    <style:style style:name="T13" style:family="text">
      <style:text-properties fo:font-style="normal" officeooo:rsid="03407d13" style:font-style-asian="normal" style:font-style-complex="normal"/>
    </style:style>
    <style:style style:name="T14" style:family="text">
      <style:text-properties officeooo:rsid="032f5017"/>
    </style:style>
    <style:style style:name="T15" style:family="text">
      <style:text-properties officeooo:rsid="0331342e"/>
    </style:style>
    <style:style style:name="T16" style:family="text">
      <style:text-properties officeooo:rsid="0331f2a8"/>
    </style:style>
    <style:style style:name="T17" style:family="text">
      <style:text-properties officeooo:rsid="0331f8b2"/>
    </style:style>
    <style:style style:name="T18" style:family="text">
      <style:text-properties officeooo:rsid="033299d7"/>
    </style:style>
    <style:style style:name="T19" style:family="text">
      <style:text-properties officeooo:rsid="0333840f"/>
    </style:style>
    <style:style style:name="T20" style:family="text">
      <style:text-properties fo:font-weight="normal" style:font-weight-asian="normal" style:font-weight-complex="normal"/>
    </style:style>
    <style:style style:name="T21" style:family="text">
      <style:text-properties fo:font-weight="normal" officeooo:rsid="0336f653" style:font-weight-asian="normal" style:font-weight-complex="normal"/>
    </style:style>
    <style:style style:name="T22" style:family="text">
      <style:text-properties fo:font-weight="normal" officeooo:rsid="03392a4a" style:font-weight-asian="normal" style:font-weight-complex="normal"/>
    </style:style>
    <style:style style:name="T23" style:family="text">
      <style:text-properties fo:font-weight="normal" officeooo:rsid="033e2a9f" style:font-weight-asian="normal" style:font-weight-complex="normal"/>
    </style:style>
    <style:style style:name="T24" style:family="text">
      <style:text-properties officeooo:rsid="03407d13"/>
    </style:style>
    <style:style style:name="T25" style:family="text">
      <style:text-properties officeooo:rsid="033d8f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5"/></text:p>
      <text:p text:style-name="P12"><text:span text:style-name="T5"/></text:p>
      <text:p text:style-name="P12"><text:span text:style-name="T5"/></text:p>
      <text:p text:style-name="P12"><text:span text:style-name="T5"/></text:p>
      <text:p text:style-name="P25"><text:span text:style-name="T5">T</text:span><text:span text:style-name="T4">he Epic of the Lovely Hot Starving</text:span></text:p>
      <text:p text:style-name="P25"><text:span text:style-name="T4">or</text:span></text:p>
      <text:p text:style-name="P25"><text:span text:style-name="T4">Holy Ghost Tent Revival</text:span></text:p>
      <text:p text:style-name="P25"><text:span text:style-name="T4">. . .</text:span></text:p>
      <text:p text:style-name="P25"><text:span text:style-name="T4">James Ross Montsinger</text:span></text:p>
      <text:p text:style-name="P27"><text:span text:style-name="T13">Draft</text:span><text:span text:style-name="T11"> 1.3</text:span></text:p>
      <text:p text:style-name="P26"><text:span text:style-name="T4">Started 11/4/24</text:span></text:p>
      <text:p text:style-name="P26"><text:span text:style-name="T4">De-fictionalized 11/5</text:span></text:p>
      <text:p text:style-name="P26"><text:span text:style-name="T4">Forked into 1.3 11/6</text:span></text:p>
      <text:p text:style-name="P26"><text:span text:style-name="T4"/></text:p>
      <text:p text:style-name="P26"><text:span text:style-name="T4">After a few slightly fictitious pages, this draft becomes mostly notes to myself, hopefully including every major detail/character from Holy Ghost Tent Revival/my life, starting with college and extending to the present day.</text:span></text:p>
      <text:p text:style-name="P28"><text:span text:style-name="T12">1</text:span><text:span text:style-name="T11">1/4</text:span></text:p>
      <text:p text:style-name="P12"><text:span text:style-name="T9"/></text:p>
      <text:p text:style-name="P12"><text:span text:style-name="T9">Matt Martin</text:span><text:span text:style-name="T5"> is the strangest person you'll never meet. One time he caught a cold </text:span><text:span text:style-name="T6">while</text:span><text:span text:style-name="T5"> on tour with </text:span><text:span text:style-name="T9">Holy Ghost Tent Revival</text:span><text:span text:style-name="T5"> and didn't say anything for three days. </text:span><text:span text:style-name="T7">I </text:span><text:span text:style-name="T6">actually </text:span><text:span text:style-name="T7">called him Jeffrey Dahmer when I first encountered him at Greensburg because he looked so scary.</text:span></text:p>
      <text:p text:style-name="P12"><text:span text:style-name="T7"><text:s text:c="3"/></text:span><text:span text:style-name="T6">College was off to a great start. </text:span><text:span text:style-name="T8">M</text:span><text:span text:style-name="T6">y laptop had been stolen </text:span><text:span text:style-name="T9">in</text:span><text:span text:style-name="T6"> the first </text:span><text:span text:style-name="T10">week</text:span><text:span text:style-name="T6"> of band camp.</text:span><text:span text:style-name="T7"> The good news from that was </text:span><text:span text:style-name="T6">I could probably</text:span><text:span text:style-name="T7"> transfer away from the hellhole that was West Hall </text:span><text:span text:style-name="T6">before classes even started. </text:span><text:span text:style-name="T8">(Living in the oldest building on campus with mostly football players was not appealing to me.)</text:span></text:p>
      <text:p text:style-name="P2"/>
      <text:p text:style-name="P2">“It looks like 216 has an open bed in Hill Hall,” said the <text:span text:style-name="T14">residence director</text:span>, scratching his neckbeard. His rolling chair let out a godawful squeak under his weight and I jumped. I was standing in his smelly, cluttered office. He grabbed a paper from a stack, adjusted his scratched glasses. “The <text:soft-page-break/>only student assigned to that room got it on a scholarship and indicated he already has off-campus housing, so it actually might be totally open.” He <text:span text:style-name="T14">slapped</text:span> the paper down onto the metal desk, knocking over an empty can of Diet Coke, spun towards me with another deafening chair sound. “It shares a bathroom with 218, so if you go wanted to see what it’s like, you could just go knock on their door <text:span text:style-name="T19">I guess</text:span>.”</text:p>
      <text:p text:style-name="P2"><text:s text:c="3"/>“21<text:span text:style-name="T19">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14">went</text:span> up the brick steps to Hill, swiped my key fob, entered the building, took the elevator to the second floor. I heard the sound of <text:span text:style-name="T19">a </text:span><text:span text:style-name="T24">guitars</text:span>, which got louder as I approached 218. The door was slightly ajar, and when I knocked, the music stopped.</text:p>
      <text:p text:style-name="P2"><text:s text:c="3"/>“<text:span text:style-name="T1">Yell-</text:span>o,<text:span text:style-name="T1">”</text:span> said an annoyed voice.</text:p>
      <text:p text:style-name="P2"><text:soft-page-break/><text:s text:c="3"/>I didn't want to push the door open so I just stood there saying, “Umm...” I heard scooting chairs, nonmusical instrument <text:span text:style-name="T19">rattles</text:span>, feet 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14">He</text:span> pointed at a circle of four wooden chairs, one of which was occupied by <text:span text:style-name="T24">Stephen Murray</text:span>. “I was afraid you were a loser come to tell us to shut up.”</text:p>
      <text:p text:style-name="P2"><text:s text:c="3"/>“Uh, no,” I said. “I like music! I'm a drummer, actually.”</text:p>
      <text:p text:style-name="P2"><text:s text:c="3"/>“Nice,” said <text:span text:style-name="T24">Steve</text:span> from the circle of chairs.</text:p>
      <text:p text:style-name="P2"><text:s text:c="3"/>I probably should have introduced myself, but instead I said, “<text:span text:style-name="T14">Do you know what</text:span> you call someone <text:soft-page-break/>who hangs out with musicians?” and when they stared blankly back, I said, “A drummer!”</text:p>
      <text:p text:style-name="P2"><text:s text:c="3"/>Jeffrey grunted and said, “Lemme show you.”</text:p>
      <text:p text:style-name="P2"><text:s text:c="3"/>I followed him through the bathroom <text:span text:style-name="T19">into 216</text:span>, looked around at the uninhabited space with bare beds, missing its two wooden chairs. The <text:span text:style-name="T19">banjo/guitar </text:span>music resumed from the other room. “I'll take it,” I said aloud to myself.</text:p>
      <text:p text:style-name="P3"/>
      <text:p text:style-name="P4">“Who the hell wants a Mike’s?” said James the trumpet player, unzipping his backpack and <text:span text:style-name="T19">showing</text:span> <text:span text:style-name="T19">off</text:span> a six-pack of hard lemonade. It was my second day on campus at <text:span text:style-name="T24">Greensboro College</text:span>,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oft-page-break/><text:s text:c="3"/>“Stop fucking laughing at me!” <text:span text:style-name="T15">whined Alex.</text:span> “We don't have that shit in Ohio!”</text:p>
      <text:p text:style-name="P4"><text:s text:c="3"/>I had never wanted to drink around my high school friends before. I had never had a drink in my life. But now I felt intrigued. It felt safe having a room of one's own. “<text:span text:style-name="T19">Pass me the Mike</text:span>,” I said. We were watching Pink Floyd live in Pompeii, and, <text:span text:style-name="T19">shortly after finishing my drink,</text:span> I started to convulse.</text:p>
      <text:p text:style-name="P4"><text:s text:c="3"/>“You okay?” said Alex.</text:p>
      <text:p text:style-name="P4"><text:s text:c="3"/>I said, “I’m good,” <text:span text:style-name="T19">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text:span text:style-name="T24">Porches</text:span> playing downstairs at <text:span text:style-name="T19">eight in the</text:span> PM.” We stared silently for a moment before he said, “<text:span text:style-name="T1">Alright</text:span>, now...” and shut the door.</text:p>
      <text:p text:style-name="P4"><text:s text:c="3"/>“Who the fuck was that??” said Alex.</text:p>
      <text:p text:style-name="P6"><text:s text:c="3"/>James said, “We’re definitely going to <text:span text:style-name="T1">that</text:span> shit. That guy’s psycho!”</text:p>
      <text:p text:style-name="P6"><text:soft-page-break/></text:p>
      <text:p text:style-name="P6">By the time we started hearing The <text:span text:style-name="T24">Porches</text:span>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text:span text:style-name="T24">Matt Martin and Stephen Murray</text:span>. I think I even remembered to tell them mine. </text:p>
      <text:p text:style-name="P5"><text:s text:c="3"/><text:span text:style-name="T17">A keen reader</text:span><text:span text:style-name="T16"> </text:span><text:span text:style-name="T17">already knows all about</text:span><text:span text:style-name="T16"> </text:span><text:span text:style-name="T24">Holy Ghost Tent Revival</text:span><text:span text:style-name="T16"> </text:span><text:span text:style-name="T17">and probably susprects this is where</text:span><text:span text:style-name="T16"> I suggested we </text:span><text:span text:style-name="T17">should, “</text:span><text:span text:style-name="T18">P</text:span><text:span text:style-name="T16">lay together </text:span><text:span text:style-name="T17">sometime,” </text:span><text:span text:style-name="T16">or vice versa.</text:span></text:p>
      <text:p text:style-name="P5"><text:span text:style-name="T17"><text:s text:c="3"/>Actually,</text:span><text:span text:style-name="T16"> </text:span><text:span text:style-name="T17">another </text:span><text:span text:style-name="T19">three</text:span><text:span text:style-name="T16">-and-a-half years</text:span><text:span text:style-name="T17"> will go by</text:span><text:span text:style-name="T16"> </text:span><text:span text:style-name="T17">with me hardly saying a single word to Marvin or Murray.</text:span></text:p>
      <text:p text:style-name="P5"/>
      <text:p text:style-name="P20"/>
      <text:p text:style-name="P21">11/5</text:p>
      <text:p text:style-name="P7"><text:span text:style-name="T20"/></text:p>
      <text:p text:style-name="P13">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p>
      <text:p text:style-name="P7"><text:span text:style-name="T20"><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20">, which was smothered in horns. The four of them immediately started rehearsing together for a school talent </text:span><text:soft-page-break/><text:span text:style-name="T20">show, adding trumpet and trombone to the songs they had written with Matt's banjo. </text:span></text:p>
      <text:p text:style-name="P13"><text:s text:c="3"/>Some time after that, they played a gig with Jack on drums, who didn’t think they were tight enough, and another with one of Hank's friends from Charlotte, who also found the band too chaotic.</text:p>
      <text:p text:style-name="P7"><text:span text:style-name="T20"/></text:p>
      <text:p text:style-name="P7"><text:span text:style-name="T20">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20">.</text:span></text:p>
      <text:p text:style-name="P7"><text:span text:style-name="T20"><text:s text:c="3"/>I had heard the recording of the song during video gaming sessions in Hank and Josh's room, so I knew about the offbeat horn hits and emphasized them </text:span><text:soft-page-break/><text:span text:style-name="T20">on the drums. The jazz band director gave me a little smirk as if to say, “Yeah, give these ruffians a taste of some </text:span><text:span text:style-name="T2">real</text:span><text:span text:style-name="T20"> swing music.”</text:span></text:p>
      <text:p text:style-name="P7"><text:span text:style-name="T20"/></text:p>
      <text:p text:style-name="P13">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p>
      <text:p text:style-name="P7"><text:span text:style-name="T20"><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20">maybe it was just the lemonade, but he was impressed with Hank’s performance, which he said, which led Hank to introduce PJ to Matt and Steve, who said they had been writing songs.</text:span></text:p>
      <text:p text:style-name="P13"><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p>
      <text:p text:style-name="P7"><text:span text:style-name="T20"/></text:p>
      <text:p text:style-name="P13">I was at Jake’s 24-hour diner with Hank a few nights after GC Live and Hank said, “Ross, you have drums, don't you?” I said I did at my parents’ house in Durham. Hank said, “Would you want to play with Holy Ghost?”</text:p>
      <text:p text:style-name="P13"><text:s text:c="3"/>I said, “Yeah, sure, I think I know those songs,” which is a very Ross way to join a band. </text:p>
      <text:p text:style-name="P7"><text:span text:style-name="T20"><text:s text:c="3"/>We had a show booked at The Clubhouse and rehearsed in the basement of the theater building </text:span><text:soft-page-break/><text:span text:style-name="T20">where I took my weekly drum set lessons. While learning Down the Street, I accidentally played a section in half time and Steve said, “Yeah, do </text:span><text:span text:style-name="T2">that</text:span><text:span text:style-name="T20">.”</text:span></text:p>
      <text:p text:style-name="P13"><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p>
      <text:p text:style-name="P8"><text:span text:style-name="T20"><text:s text:c="3"/>We sat in Matt and Steve's room as the school year came to an end. Some of us were ready to graduate and some, like myself, were not. “We should </text:span><text:span text:style-name="T2">do</text:span><text:span text:style-name="T20"> this,” said Steve, and we all knew what he meant. We all agreed. </text:span></text:p>
      <text:p text:style-name="P8"><text:span text:style-name="T20"><text:s text:c="3"/>We rehearsed and arranged songs in the band room every single night for the rest of the school year whether we had an upcoming gig or not. We worked </text:span><text:soft-page-break/><text:span text:style-name="T20">briefly with two different managers who helped us book shows, including Ben Folds’ brother.</text:span></text:p>
      <text:p text:style-name="P13"><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p>
      <text:p text:style-name="P7"><text:span text:style-name="T20"/></text:p>
      <text:p text:style-name="P7">Four</text:p>
      <text:p text:style-name="P7"><text:span text:style-name="T20"/></text:p>
      <text:p text:style-name="P13">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p>
      <text:p text:style-name="P7"><text:soft-page-break/><text:span text:style-name="T20"><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7"><text:span text:style-name="T20"/></text:p>
      <text:p text:style-name="P14">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p>
      <text:p text:style-name="P9"><text:span text:style-name="T20"><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20">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14"><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p>
      <text:p text:style-name="P9"><text:span text:style-name="T20"><text:s text:c="3"/>Steve, PJ and Jack had moved to a new house on </text:span><text:span text:style-name="T21">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9"><text:soft-page-break/><text:span text:style-name="T21"><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text:p text:style-name="P9"><text:span text:style-name="T21"><text:s text:c="3"/></text:span><text:span text:style-name="T22">We recorded an EP shortly after that in Chapel Hill called </text:span><text:span text:style-name="T3">Family</text:span><text:span text:style-name="T22"> with Jonny Tunnell that featured different friends on every track. It was later agreed that Mike was not loud enough in the mix.</text:span></text:p>
      <text:p text:style-name="P9"><text:span text:style-name="T21"/></text:p>
      <text:p text:style-name="P10"><text:span text:style-name="T21">H</text:span><text:span text:style-name="T20">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0"><text:span text:style-name="T20"><text:s text:c="3"/>We wrote and arranged many songs in that house and even recorded an album on ADAT thanks to the help of our friend Driveway. We called it The Blood Beneath and only released it digitally long after </text:span><text:soft-page-break/><text:span text:style-name="T20">Mike had left the band. We had actually tried to record it before that at Awendaw Green near Charleston, but we could not get agree with the engineer on how to record things.</text:span></text:p>
      <text:p text:style-name="P15"><text:s text:c="3"/>Matt and Steve had been playing through amplifiers, but Nat wanted to record direct and re-amp later. We decided to go with that idea, but when it came time to mix he simply said we had probably been right and the guitar/banjo parts were not useable.</text:p>
      <text:p text:style-name="P10"><text:span text:style-name="T20"/></text:p>
      <text:p text:style-name="P20">11/6</text:p>
      <text:p text:style-name="P10"><text:span text:style-name="T20"/></text:p>
      <text:p text:style-name="P16">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p>
      <text:p text:style-name="P16"><text:soft-page-break/><text:span text:style-name="T25">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17"><text:s text:c="3"/>I did this for three years, replacing a fellow GC drummer who had had a relationship w/ a student. The day of the first competition in my first year as instructor, Charlie Humphrey the horn captain came right up to me and commented on my attire, an oversized, untucked pink shirt and sloppy tie. “You look like shit,” he said.</text:p>
      <text:p text:style-name="P17"><text:s text:c="3"/>Our first tour with him was five weeks long and he was 17 years old. We went to the west coast and ended at a resort in the Appalachain Mountains. (Rob Hurley might be able to remember more.) I cannot remember if Mike was in the band or Kevin. I will ask Kevin tonight at Scott McMicken’s birthday party.</text:p>
      <text:p text:style-name="P11"><text:soft-page-break/><text:span text:style-name="T20"><text:s text:c="3"/>That makes me want to write about how Mike showed us the album </text:span><text:span text:style-name="T2">Fate</text:span><text:span text:style-name="T20"> by Dr. Dog, the most amazing album ever. When Kevin joined the band, he was a little confused with our obsession. “You guys know these are just regular dudes from Philly,” he said.</text:span></text:p>
      <text:p text:style-name="P17"><text:s text:c="3"/>That was on our one and only trip to South By Southwest, where we met Pearl and the Beard and Bill Murray pushed me into a trash can. He probably said my friends would never believe me, but I was too drunk to remember/comprehend.</text:p>
      <text:p text:style-name="P11"><text:span text:style-name="T20"/></text:p>
      <text:p text:style-name="P17">So, before Kevin had joined, we had moved again. I can’t remember why other than it was PJ’s idea, but we rented a commercial space on Mendenhall for rehearsing. PJ and Mike and I lived there, and, when Mike moved out (to live with Sunny?) Julie Wilkerson moved in.</text:p>
      <text:p text:style-name="P11"><text:span text:style-name="T20"><text:s text:c="3"/>Steve, Matt, Stephanie and Andy moved to Springdale and Hank moved in with Jaime across the street. Now we’re ready for Kevin to join the band. </text:span><text:span text:style-name="T23">He simply got in the van, started playing shows on keys with no rehearsal, and, when we returned home </text:span><text:soft-page-break/><text:span text:style-name="T23">to Greensboro, crashed on the Springdale couch, stayed there for months.</text:span></text:p>
      <text:p text:style-name="P18"><text:s text:c="3"/>I met Louise Bell in Shepherdstown, kissed her at a show at the Blue Moon, maintained a long-distance relationship for about six months until we took over space in the Springdale house.</text:p>
      <text:p text:style-name="P18"><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18"><text:s text:c="3"/>Either way, Kev &amp; Matt eventually moved in together, and they had a shed in the backyard, so, when we kicked PJ out of the band for being difficult to work with and mentally erratic, Kevin switched to bass and there we started to develop our new sound.</text:p>
      <text:p text:style-name="P11"><text:span text:style-name="T23"><text:s text:c="3"/>Matt and Steve had switched to electric guitars. Steve had been given a Rickenbacker by Paul Gordon and Matt had left for tour without his guitar or </text:span><text:soft-page-break/><text:span text:style-name="T23">something like that and so ended up borrowing an electric and an amp everywhere we went; we liked it. That part had happened before Steve had ditched the banjo, but by the time Kev was on bass, we were a two-guitar band.</text:span></text:p>
      <text:p text:style-name="P18"><text:s text:c="3"/>We worked up a whole batch of tunes that way in Matt/Kevin’s shed, recorded them in Randy Seals’ Reidsville basement and called it Sweat Like the Old Days.</text:p>
      <text:p text:style-name="P18"><text:s text:c="3"/>I will give that album a listen, but I don’t remember it having any folky elements, which was exciting for us but alienating for our fan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6T15:27:23.410454280</dc:date>
    <meta:editing-duration>P63DT20H48M17S</meta:editing-duration>
    <meta:editing-cycles>695</meta:editing-cycles>
    <meta:generator>LibreOffice/24.2.5.2$MacOSX_X86_64 LibreOffice_project/bffef4ea93e59bebbeaf7f431bb02b1a39ee8a59</meta:generator>
    <meta:print-date>2024-11-06T11:38:42.199919660</meta:print-date>
    <meta:document-statistic meta:table-count="0" meta:image-count="0" meta:object-count="0" meta:page-count="22" meta:paragraph-count="84" meta:word-count="3479" meta:character-count="19134" meta:non-whitespace-character-count="15568"/>
  </office:meta>
</office:document-meta>
</file>